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7.57mm"/>
    </style:style>
    <style:style style:name="co6" style:family="table-column">
      <style:table-column-properties fo:break-before="auto" style:column-width="48.74mm"/>
    </style:style>
    <style:style style:name="co7" style:family="table-column">
      <style:table-column-properties fo:break-before="auto" style:column-width="136.15mm"/>
    </style:style>
    <style:style style:name="co8" style:family="table-column">
      <style:table-column-properties fo:break-before="auto" style:column-width="29.4mm"/>
    </style:style>
    <style:style style:name="co9" style:family="table-column">
      <style:table-column-properties fo:break-before="auto" style:column-width="90.68mm"/>
    </style:style>
    <style:style style:name="co10" style:family="table-column">
      <style:table-column-properties fo:break-before="auto" style:column-width="63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ystem Status Table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Pi ID</text:p>
          </table:table-cell>
          <table:table-cell office:value-type="string" calcext:value-type="string">
            <text:p>Host Status</text:p>
          </table:table-cell>
          <table:table-cell office:value-type="string" calcext:value-type="string">
            <text:p>Software Status</text:p>
          </table:table-cell>
          <table:table-cell office:value-type="string" calcext:value-type="string">
            <text:p>Current Ac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MP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irculation pump 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Reboot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nable to connect</text:p>
          </table:table-cell>
          <table:table-cell office:value-type="string" calcext:value-type="string">
            <text:p>None</text:p>
          </table:table-cell>
        </table:table-row>
      </table:table>
      <table:table table:name="SUMP Readings Table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Probe ID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S0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OK</text:p>
          </table:table-cell>
        </table:table-row>
      </table:table>
      <table:table table:name="SUMP Control Table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Device ID</text:p>
          </table:table-cell>
          <table:table-cell office:value-type="string" calcext:value-type="string">
            <text:p>Device Status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Locked B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Lock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sumpp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Locked</text:p>
          </table:table-cell>
          <table:table-cell table:number-columns-repeated="2" office:value-type="string" calcext:value-type="string">
            <text:p>&lt;none&gt;</text:p>
          </table:table-cell>
        </table:table-row>
      </table:table>
      <table:table table:name="G4 Control Table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Device ID</text:p>
          </table:table-cell>
          <table:table-cell office:value-type="string" calcext:value-type="string">
            <text:p>Device Status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Locked B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P0</text:p>
          </table:table-cell>
          <table:table-cell office:value-type="string" calcext:value-type="string">
            <text:p>Locked</text:p>
          </table:table-cell>
          <table:table-cell office:value-type="string" calcext:value-type="string">
            <text:p>Pump to G6</text:p>
          </table:table-cell>
          <table:table-cell office:value-type="string" calcext:value-type="string">
            <text:p>wbuttspi</text:p>
          </table:table-cell>
        </table:table-row>
      </table:table>
      <table:table table:name="G4 Readings Table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Probe ID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S0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OK</text:p>
          </table:table-cell>
        </table:table-row>
      </table:table>
      <table:table table:name="G6 Readings Table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Probe ID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S0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OK</text:p>
          </table:table-cell>
        </table:table-row>
      </table:table>
      <table:table table:name="G6 Control Table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Device ID</text:p>
          </table:table-cell>
          <table:table-cell office:value-type="string" calcext:value-type="string">
            <text:p>Device Status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Locked By</text:p>
          </table:table-cell>
        </table:table-row>
      </table:table>
      <table:table table:name="V4 Readings Table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Probe ID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4"/>
          <table:table-cell table:style-name="ce3"/>
          <table:table-cell/>
        </table:table-row>
      </table:table>
      <table:table table:name="V4 Control Table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Device ID</text:p>
          </table:table-cell>
          <table:table-cell office:value-type="string" calcext:value-type="string">
            <text:p>Device Status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Locked B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Locked</text:p>
          </table:table-cell>
          <table:table-cell office:value-type="string" calcext:value-type="string">
            <text:p>Position 25%</text:p>
          </table:table-cell>
          <table:table-cell office:value-type="string" calcext:value-type="string">
            <text:p>sumppi</text:p>
          </table:table-cell>
        </table:table-row>
      </table:table>
      <table:table table:name="System Event Log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Site ID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MP</text:p>
          </table:table-cell>
          <table:table-cell office:value-type="string" calcext:value-type="string">
            <text:p>Reboot request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MP</text:p>
          </table:table-cell>
          <table:table-cell office:value-type="string" calcext:value-type="string">
            <text:p>Reboot successful.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SBOX</text:p>
          </table:table-cell>
          <table:table-cell office:value-type="string" calcext:value-type="string">
            <text:p>WARNING: Automatically freed lock for G4:MP0 (timeout exceeded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SBOX</text:p>
          </table:table-cell>
          <table:table-cell office:value-type="string" calcext:value-type="string">
            <text:p>WARNING: G6 pi is dow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MP</text:p>
          </table:table-cell>
          <table:table-cell office:value-type="string" calcext:value-type="string">
            <text:p>WARNING: Sump level low, insufficient water at G4 to refil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/00/0000</text:date>, <text:time style:data-style-name="N2" text:time-value="19:52:54.4734819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Hamish McIntyre-Bhatty</meta:initial-creator>
    <meta:creation-date>2019-09-04T21:26:47.546835000</meta:creation-date>
    <dc:date>2019-10-14T19:53:52.005280324</dc:date>
    <dc:creator>Hamish McIntyre-Bhatty</dc:creator>
    <meta:editing-duration>PT9M27S</meta:editing-duration>
    <meta:editing-cycles>3</meta:editing-cycles>
    <meta:generator>LibreOffice/6.3.2.2$Linux_X86_64 LibreOffice_project/30$Build-2</meta:generator>
    <meta:document-statistic meta:table-count="10" meta:cell-count="143" meta:object-count="0"/>
  </office:meta>
</office:document-meta>
</file>